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" draw:id="id2" draw:layer="layout" svg:width="6.35cm" svg:height="1.27cm" svg:x="-0.905cm" svg:y="19.415cm">
          <text:p text:style-name="P1">Message Class</text:p>
        </draw:rect>
        <draw:g>
          <draw:rect draw:style-name="gr1" draw:text-style-name="P1" xml:id="id4" draw:id="id4" draw:layer="layout" svg:width="8.89cm" svg:height="2.54cm" svg:x="1cm" svg:y="13.065cm">
            <text:p text:style-name="P1">Network Listener Class</text:p>
            <text:p text:style-name="P1">(thread)</text:p>
          </draw:rect>
          <draw:rect draw:style-name="gr1" draw:text-style-name="P1" xml:id="id1" draw:id="id1" draw:layer="layout" svg:width="6.35cm" svg:height="1.905cm" svg:x="0cm" svg:y="27.67cm">
            <text:p text:style-name="P1">Message Interface</text:p>
          </draw:rect>
          <draw:rect draw:style-name="gr1" draw:text-style-name="P1" xml:id="id6" draw:id="id6" draw:layer="layout" svg:width="6.35cm" svg:height="1.27cm" svg:x="11.16cm" svg:y="22.59cm">
            <text:p text:style-name="P1">Communicating Class</text:p>
          </draw:rect>
          <draw:rect draw:style-name="gr1" draw:text-style-name="P1" xml:id="id3" draw:id="id3" draw:layer="layout" svg:width="7.62cm" svg:height="1.27cm" svg:x="6.715cm" svg:y="27.67cm">
            <text:p text:style-name="P1">Communicating Interface</text:p>
          </draw:rect>
          <draw:rect draw:style-name="gr1" draw:text-style-name="P1" xml:id="id9" draw:id="id9" draw:layer="layout" svg:width="8.255cm" svg:height="1.905cm" svg:x="7.985cm" svg:y="6.715cm">
            <text:p text:style-name="P1">Server Class</text:p>
          </draw:rect>
          <draw:rect draw:style-name="gr1" draw:text-style-name="P1" xml:id="id5" draw:id="id5" draw:layer="layout" svg:width="6.985cm" svg:height="1.27cm" svg:x="14.97cm" svg:y="27.43cm">
            <text:p text:style-name="P1">Database Interface</text:p>
          </draw:rect>
          <draw:rect draw:style-name="gr1" draw:text-style-name="P1" xml:id="id7" draw:id="id7" draw:layer="layout" svg:width="6.35cm" svg:height="1.27cm" svg:x="17.51cm" svg:y="21.32cm">
            <text:p text:style-name="P1">Database Class</text:p>
          </draw:rect>
          <draw:connector draw:style-name="gr2" draw:text-style-name="P1" draw:layer="layout" draw:type="curve" svg:x1="3.175cm" svg:y1="27.67cm" svg:x2="2.27cm" svg:y2="20.685cm" draw:start-shape="id1" draw:start-glue-point="0" draw:end-shape="id2" svg:d="m3175 27670c0-5238-905-1746-905-6985">
            <text:p/>
          </draw:connector>
          <draw:connector draw:style-name="gr2" draw:text-style-name="P1" draw:layer="layout" draw:type="curve" svg:x1="10.525cm" svg:y1="27.67cm" svg:x2="5.445cm" svg:y2="15.605cm" draw:start-shape="id3" draw:end-shape="id4" svg:d="m10525 27670c0-9048-5080-3016-5080-12065">
            <text:p/>
          </draw:connector>
          <draw:connector draw:style-name="gr2" draw:text-style-name="P1" draw:layer="layout" draw:type="curve" draw:line-skew="2.54cm" svg:x1="3.175cm" svg:y1="27.67cm" svg:x2="5.445cm" svg:y2="15.605cm" draw:start-shape="id1" draw:end-shape="id4" draw:end-glue-point="2" svg:d="m3175 27670c0-5238 2270 794 2270-12065">
            <text:p/>
          </draw:connector>
          <draw:connector draw:style-name="gr2" draw:text-style-name="P1" draw:layer="layout" draw:type="curve" svg:x1="18.462cm" svg:y1="27.43cm" svg:x2="2.27cm" svg:y2="20.685cm" draw:start-shape="id5" draw:start-glue-point="0" draw:end-shape="id2" svg:d="m18462 27430c0-5058-16192-1686-16192-6745">
            <text:p/>
          </draw:connector>
          <draw:connector draw:style-name="gr2" draw:text-style-name="P1" draw:layer="layout" draw:type="curve" svg:x1="10.525cm" svg:y1="27.67cm" svg:x2="14.335cm" svg:y2="23.86cm" draw:start-shape="id3" draw:end-shape="id6" svg:d="m10525 27670c0-2857 3810-953 3810-3810">
            <text:p/>
          </draw:connector>
          <draw:connector draw:style-name="gr2" draw:text-style-name="P1" draw:layer="layout" draw:type="curve" svg:x1="18.462cm" svg:y1="27.43cm" svg:x2="20.685cm" svg:y2="22.59cm" draw:start-shape="id5" draw:start-glue-point="0" draw:end-shape="id7" svg:d="m18462 27430c0-3630 2223-1210 2223-4840">
            <text:p/>
          </draw:connector>
          <draw:rect draw:style-name="gr1" draw:text-style-name="P1" xml:id="id8" draw:id="id8" draw:layer="layout" svg:width="7.62cm" svg:height="1.905cm" svg:x="14.335cm" svg:y="12.43cm">
            <text:p text:style-name="P1">Monitor Class</text:p>
            <text:p text:style-name="P1">(thread)</text:p>
          </draw:rect>
          <draw:connector draw:style-name="gr2" draw:text-style-name="P1" draw:layer="layout" draw:type="curve" draw:line-skew="-3.175cm" svg:x1="10.525cm" svg:y1="27.67cm" svg:x2="18.145cm" svg:y2="14.335cm" draw:start-shape="id3" draw:end-shape="id8" svg:d="m10525 27670c0-14763 7620-8096 7620-13335">
            <text:p/>
          </draw:connector>
          <draw:connector draw:style-name="gr2" draw:text-style-name="P1" draw:layer="layout" draw:type="curve" svg:x1="3.175cm" svg:y1="27.67cm" svg:x2="18.145cm" svg:y2="14.335cm" draw:start-shape="id1" draw:start-glue-point="0" draw:end-shape="id8" svg:d="m3175 27670c0-10000 14970-3333 14970-13335">
            <text:p/>
          </draw:connector>
          <draw:connector draw:style-name="gr2" draw:text-style-name="P1" draw:layer="layout" draw:type="curve" svg:x1="18.462cm" svg:y1="27.43cm" svg:x2="18.145cm" svg:y2="14.335cm" draw:start-shape="id5" draw:end-shape="id8" svg:d="m18462 27430c0-9820-317-3273-317-13095">
            <text:p/>
          </draw:connector>
          <draw:connector draw:style-name="gr2" draw:text-style-name="P1" draw:layer="layout" draw:type="curve" svg:x1="18.462cm" svg:y1="27.43cm" svg:x2="12.112cm" svg:y2="8.62cm" draw:start-shape="id5" draw:end-shape="id9" svg:d="m18462 27430c0-14107-6350-4703-6350-18810">
            <text:p/>
          </draw:connector>
          <draw:connector draw:style-name="gr2" draw:text-style-name="P1" draw:layer="layout" draw:type="curve" svg:x1="5.445cm" svg:y1="13.065cm" svg:x2="12.112cm" svg:y2="8.62cm" draw:start-shape="id4" draw:end-shape="id9" svg:d="m5445 13065c0-3333 6667-1111 6667-4445">
            <text:p/>
          </draw:connector>
          <draw:connector draw:style-name="gr2" draw:text-style-name="P1" draw:layer="layout" draw:type="curve" svg:x1="18.145cm" svg:y1="12.43cm" svg:x2="12.112cm" svg:y2="8.62cm" draw:start-shape="id8" draw:start-glue-point="0" draw:end-shape="id9" svg:d="m18145 12430c0-2857-6033-953-6033-3810">
            <text:p/>
          </draw:connector>
          <draw:rect draw:style-name="gr1" draw:text-style-name="P1" xml:id="id10" draw:id="id10" draw:layer="layout" svg:width="4.445cm" svg:height="1.27cm" svg:x="1cm" svg:y="7.35cm">
            <text:p text:style-name="P1">Server Header</text:p>
          </draw:rect>
          <draw:connector draw:style-name="gr2" draw:text-style-name="P1" draw:layer="layout" draw:type="curve" svg:x1="5.445cm" svg:y1="7.985cm" svg:x2="7.985cm" svg:y2="7.667cm" draw:start-shape="id10" draw:start-glue-point="1" draw:end-shape="id9" draw:end-glue-point="3" svg:d="m5445 7985c1905 0 635-318 2540-318">
            <text:p/>
          </draw:connector>
          <draw:rect draw:style-name="gr1" draw:text-style-name="P1" xml:id="id11" draw:id="id11" draw:layer="layout" svg:width="8.89cm" svg:height="1.27cm" svg:x="5.445cm" svg:y="3.54cm">
            <text:p text:style-name="P1">Config reading class and main</text:p>
          </draw:rect>
          <draw:connector draw:style-name="gr2" draw:text-style-name="P1" draw:layer="layout" draw:type="curve" svg:x1="3.222cm" svg:y1="7.35cm" svg:x2="9.89cm" svg:y2="4.81cm" draw:start-shape="id10" draw:end-shape="id11" svg:d="m3222 7350c0-1905 6668-635 6668-254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4-04T18:20:30.83</dc:date>
    <dc:creator>Vikko </dc:creator>
    <meta:editing-duration>PT23M57S</meta:editing-duration>
    <meta:editing-cycles>3</meta:editing-cycles>
    <meta:generator>OpenOffice.org/3.3$Win32 OpenOffice.org_project/330m20$Build-9567</meta:generator>
    <meta:document-statistic meta:object-count="26"/>
  </office:meta>
</office:document-meta>
</file>